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803a" officeooo:paragraph-rsid="001f803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803a" officeooo:paragraph-rsid="00208003" style:font-weight-asian="bold" style:font-weight-complex="bold"/>
    </style:style>
    <style:style style:name="P3" style:family="paragraph" style:parent-style-name="Standard">
      <style:text-properties fo:font-weight="bold" officeooo:rsid="0029f7b7" officeooo:paragraph-rsid="00213887" style:font-weight-asian="bold" style:font-weight-complex="bold"/>
    </style:style>
    <style:style style:name="P4" style:family="paragraph" style:parent-style-name="Standard">
      <style:text-properties fo:font-weight="bold" officeooo:rsid="002b6c11" officeooo:paragraph-rsid="00213887" style:font-weight-asian="bold" style:font-weight-complex="bold"/>
    </style:style>
    <style:style style:name="P5" style:family="paragraph" style:parent-style-name="Standard">
      <style:text-properties fo:font-weight="bold" officeooo:rsid="00321f0c" officeooo:paragraph-rsid="00213887" style:font-weight-asian="bold" style:font-weight-complex="bold"/>
    </style:style>
    <style:style style:name="P6" style:family="paragraph" style:parent-style-name="Standard">
      <style:text-properties fo:font-weight="bold" officeooo:rsid="00364d69" officeooo:paragraph-rsid="00213887" style:font-weight-asian="bold" style:font-weight-complex="bold"/>
    </style:style>
    <style:style style:name="P7" style:family="paragraph" style:parent-style-name="Standard">
      <style:text-properties fo:font-weight="bold" officeooo:rsid="00367c6f" officeooo:paragraph-rsid="0021388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f9ffe" officeooo:paragraph-rsid="0021388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f803a" officeooo:paragraph-rsid="00208003" style:font-weight-asian="bold" style:font-weight-complex="bold"/>
    </style:style>
    <style:style style:name="P10" style:family="paragraph" style:parent-style-name="Standard">
      <style:text-properties officeooo:rsid="0035600f" officeooo:paragraph-rsid="00213887"/>
    </style:style>
    <style:style style:name="P11" style:family="paragraph" style:parent-style-name="Standard">
      <style:text-properties officeooo:rsid="001f9ffe" officeooo:paragraph-rsid="00213887"/>
    </style:style>
    <style:style style:name="P12" style:family="paragraph" style:parent-style-name="Standard">
      <style:text-properties officeooo:rsid="00229d86" officeooo:paragraph-rsid="00213887"/>
    </style:style>
    <style:style style:name="P13" style:family="paragraph" style:parent-style-name="Standard">
      <style:text-properties officeooo:rsid="00243469" officeooo:paragraph-rsid="00213887"/>
    </style:style>
    <style:style style:name="P14" style:family="paragraph" style:parent-style-name="Standard">
      <style:text-properties officeooo:rsid="0025666b" officeooo:paragraph-rsid="00213887"/>
    </style:style>
    <style:style style:name="P15" style:family="paragraph" style:parent-style-name="Standard">
      <style:text-properties officeooo:rsid="0028d58f" officeooo:paragraph-rsid="00213887"/>
    </style:style>
    <style:style style:name="P16" style:family="paragraph" style:parent-style-name="Standard">
      <style:text-properties officeooo:rsid="0026ea72" officeooo:paragraph-rsid="00213887"/>
    </style:style>
    <style:style style:name="P17" style:family="paragraph" style:parent-style-name="Standard">
      <style:text-properties officeooo:rsid="0027fed4" officeooo:paragraph-rsid="00213887"/>
    </style:style>
    <style:style style:name="P18" style:family="paragraph" style:parent-style-name="Standard">
      <style:text-properties officeooo:rsid="0029f7b7" officeooo:paragraph-rsid="00213887"/>
    </style:style>
    <style:style style:name="P19" style:family="paragraph" style:parent-style-name="Standard">
      <style:text-properties officeooo:rsid="002aaf0e" officeooo:paragraph-rsid="00213887"/>
    </style:style>
    <style:style style:name="P20" style:family="paragraph" style:parent-style-name="Standard">
      <style:text-properties officeooo:rsid="002b6c11" officeooo:paragraph-rsid="00213887"/>
    </style:style>
    <style:style style:name="P21" style:family="paragraph" style:parent-style-name="Standard">
      <style:text-properties officeooo:rsid="002eb2f6" officeooo:paragraph-rsid="00213887"/>
    </style:style>
    <style:style style:name="P22" style:family="paragraph" style:parent-style-name="Standard">
      <style:text-properties officeooo:rsid="002f7da0" officeooo:paragraph-rsid="00213887"/>
    </style:style>
    <style:style style:name="P23" style:family="paragraph" style:parent-style-name="Standard">
      <style:text-properties officeooo:rsid="003096a9" officeooo:paragraph-rsid="00213887"/>
    </style:style>
    <style:style style:name="P24" style:family="paragraph" style:parent-style-name="Standard">
      <style:text-properties officeooo:rsid="00321f0c" officeooo:paragraph-rsid="00213887"/>
    </style:style>
    <style:style style:name="P25" style:family="paragraph" style:parent-style-name="Standard">
      <style:text-properties officeooo:rsid="003313a6" officeooo:paragraph-rsid="00213887"/>
    </style:style>
    <style:style style:name="P26" style:family="paragraph" style:parent-style-name="Standard">
      <style:text-properties officeooo:rsid="00331731" officeooo:paragraph-rsid="00213887"/>
    </style:style>
    <style:style style:name="P27" style:family="paragraph" style:parent-style-name="Standard">
      <style:text-properties officeooo:rsid="00364d69" officeooo:paragraph-rsid="00213887"/>
    </style:style>
    <style:style style:name="P28" style:family="paragraph" style:parent-style-name="Standard">
      <style:text-properties officeooo:rsid="00367c6f" officeooo:paragraph-rsid="00213887"/>
    </style:style>
    <style:style style:name="P29" style:family="paragraph" style:parent-style-name="Standard">
      <style:text-properties officeooo:rsid="0036bbf2" officeooo:paragraph-rsid="00213887"/>
    </style:style>
    <style:style style:name="P30" style:family="paragraph" style:parent-style-name="Standard">
      <style:text-properties officeooo:rsid="00220ed4" officeooo:paragraph-rsid="00220ed4"/>
    </style:style>
    <style:style style:name="P31" style:family="paragraph" style:parent-style-name="Standard">
      <style:paragraph-properties fo:break-before="page"/>
      <style:text-properties fo:font-weight="bold" officeooo:rsid="00220ed4" officeooo:paragraph-rsid="00220ed4" style:font-weight-asian="bold" style:font-weight-complex="bold"/>
    </style:style>
    <style:style style:name="P32" style:family="paragraph" style:parent-style-name="Text_20_body">
      <style:text-properties officeooo:rsid="00220ed4" officeooo:paragraph-rsid="0023fd61"/>
    </style:style>
    <style:style style:name="P33" style:family="paragraph" style:parent-style-name="Text_20_body">
      <style:text-properties officeooo:paragraph-rsid="0023fd61"/>
    </style:style>
    <style:style style:name="P34" style:family="paragraph" style:parent-style-name="Text_20_body">
      <style:text-properties officeooo:rsid="002683d0" officeooo:paragraph-rsid="002683d0"/>
    </style:style>
    <style:style style:name="P35" style:family="paragraph" style:parent-style-name="Text_20_body">
      <style:text-properties fo:font-weight="bold" officeooo:rsid="002683d0" officeooo:paragraph-rsid="002683d0" style:font-weight-asian="bold" style:font-weight-complex="bold"/>
    </style:style>
    <style:style style:name="P36" style:family="paragraph" style:parent-style-name="Text_20_body">
      <style:text-properties fo:font-weight="bold" officeooo:rsid="0026a8dc" officeooo:paragraph-rsid="0026a8dc" style:font-weight-asian="bold" style:font-weight-complex="bold"/>
    </style:style>
    <style:style style:name="P37" style:family="paragraph" style:parent-style-name="Text_20_body">
      <style:text-properties fo:font-weight="bold" officeooo:rsid="002782ab" officeooo:paragraph-rsid="002782ab" style:font-weight-asian="bold" style:font-weight-complex="bold"/>
    </style:style>
    <style:style style:name="P38" style:family="paragraph" style:parent-style-name="Text_20_body">
      <style:text-properties officeooo:rsid="0026a8dc" officeooo:paragraph-rsid="0026a8dc"/>
    </style:style>
    <style:style style:name="P39" style:family="paragraph" style:parent-style-name="Text_20_body">
      <style:text-properties officeooo:rsid="00275926" officeooo:paragraph-rsid="00275926"/>
    </style:style>
    <style:style style:name="P40" style:family="paragraph" style:parent-style-name="Text_20_body">
      <style:text-properties officeooo:rsid="0027e83f" officeooo:paragraph-rsid="0027e83f"/>
    </style:style>
    <style:style style:name="P41" style:family="paragraph" style:parent-style-name="Text_20_body">
      <style:text-properties officeooo:rsid="00283134" officeooo:paragraph-rsid="00283134"/>
    </style:style>
    <style:style style:name="P42" style:family="paragraph" style:parent-style-name="Text_20_body">
      <style:paragraph-properties fo:break-before="page"/>
      <style:text-properties officeooo:paragraph-rsid="0023fd61"/>
    </style:style>
    <style:style style:name="P43" style:family="paragraph" style:parent-style-name="Text_20_body">
      <style:paragraph-properties fo:break-before="page"/>
      <style:text-properties officeooo:rsid="0026a8dc" officeooo:paragraph-rsid="0026a8dc"/>
    </style:style>
    <style:style style:name="P44" style:family="paragraph" style:parent-style-name="Preformatted_20_Text">
      <style:text-properties officeooo:rsid="00229d86" officeooo:paragraph-rsid="00213887"/>
    </style:style>
    <style:style style:name="P45" style:family="paragraph" style:parent-style-name="Preformatted_20_Text">
      <style:text-properties officeooo:rsid="0029f7b7" officeooo:paragraph-rsid="00213887"/>
    </style:style>
    <style:style style:name="P46" style:family="paragraph" style:parent-style-name="Preformatted_20_Text">
      <style:text-properties officeooo:rsid="002aaf0e" officeooo:paragraph-rsid="00213887"/>
    </style:style>
    <style:style style:name="P47" style:family="paragraph" style:parent-style-name="Preformatted_20_Text">
      <style:text-properties officeooo:rsid="002eb2f6" officeooo:paragraph-rsid="00213887"/>
    </style:style>
    <style:style style:name="P48" style:family="paragraph" style:parent-style-name="Preformatted_20_Text">
      <style:text-properties officeooo:rsid="002f7da0" officeooo:paragraph-rsid="00213887"/>
    </style:style>
    <style:style style:name="P49" style:family="paragraph" style:parent-style-name="Preformatted_20_Text">
      <style:text-properties officeooo:rsid="003096a9" officeooo:paragraph-rsid="00213887"/>
    </style:style>
    <style:style style:name="P50" style:family="paragraph" style:parent-style-name="Preformatted_20_Text">
      <style:text-properties officeooo:rsid="00321f0c" officeooo:paragraph-rsid="00213887"/>
    </style:style>
    <style:style style:name="P51" style:family="paragraph" style:parent-style-name="Preformatted_20_Text">
      <style:text-properties officeooo:rsid="003313a6" officeooo:paragraph-rsid="00213887"/>
    </style:style>
    <style:style style:name="P52" style:family="paragraph" style:parent-style-name="Preformatted_20_Text">
      <style:text-properties officeooo:rsid="0035600f" officeooo:paragraph-rsid="00213887"/>
    </style:style>
    <style:style style:name="P53" style:family="paragraph" style:parent-style-name="Preformatted_20_Text">
      <style:text-properties officeooo:rsid="00364d69" officeooo:paragraph-rsid="00213887"/>
    </style:style>
    <style:style style:name="P54" style:family="paragraph" style:parent-style-name="Preformatted_20_Text">
      <style:text-properties officeooo:rsid="00367c6f" officeooo:paragraph-rsid="00213887"/>
    </style:style>
    <style:style style:name="P55" style:family="paragraph" style:parent-style-name="Preformatted_20_Text">
      <style:text-properties officeooo:paragraph-rsid="00213887"/>
    </style:style>
    <style:style style:name="P56" style:family="paragraph" style:parent-style-name="Preformatted_20_Text">
      <style:paragraph-properties fo:margin-top="0cm" fo:margin-bottom="0.499cm" loext:contextual-spacing="false"/>
      <style:text-properties officeooo:paragraph-rsid="00213887"/>
    </style:style>
    <style:style style:name="P57" style:family="paragraph" style:parent-style-name="Heading_20_2">
      <style:paragraph-properties fo:text-align="center" style:justify-single-word="false"/>
      <style:text-properties officeooo:paragraph-rsid="0023fd61"/>
    </style:style>
    <style:style style:name="T1" style:family="text">
      <style:text-properties officeooo:rsid="002a5450"/>
    </style:style>
    <style:style style:name="T2" style:family="text">
      <style:text-properties officeooo:rsid="003096a9"/>
    </style:style>
    <style:style style:name="T3" style:family="text">
      <style:text-properties fo:font-size="14pt"/>
    </style:style>
    <style:style style:name="T4" style:family="text">
      <style:text-properties officeooo:rsid="00364d69"/>
    </style:style>
    <style:style style:name="T5" style:family="text">
      <style:text-properties fo:language="pt" fo:country="PT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kePHP 3</text:p>
      <text:p text:style-name="P2">Dicas</text:p>
      <text:p text:style-name="P1"/>
      <text:p text:style-name="P8">Data e Hora com CakePHP 3</text:p>
      <text:p text:style-name="P11"/>
      <text:p text:style-name="P11"/>
      <text:p text:style-name="P12">class Cake\I18n\Time</text:p>
      <text:p text:style-name="P12"/>
      <text:p text:style-name="P12">Se você precisa das funcionalidades do TimeHelper fora de uma View, então use a classe Time:</text:p>
      <text:p text:style-name="P12"/>
      <text:p text:style-name="P44">use Cake\I18n\Time;</text:p>
      <text:p text:style-name="P55"/>
      <text:p text:style-name="P55">class UsersController extends AppController</text:p>
      <text:p text:style-name="P55">{</text:p>
      <text:p text:style-name="P55"><text:s text:c="4"/>public function initialize()</text:p>
      <text:p text:style-name="P55"><text:s text:c="4"/>{</text:p>
      <text:p text:style-name="P55"><text:s text:c="8"/>parent::initialize();</text:p>
      <text:p text:style-name="P55"><text:s text:c="8"/>$this-&gt;loadComponent('Auth');</text:p>
      <text:p text:style-name="P55"><text:s text:c="4"/>}</text:p>
      <text:p text:style-name="P55"/>
      <text:p text:style-name="P55"><text:s text:c="4"/>public function afterLogin()</text:p>
      <text:p text:style-name="P55"><text:s text:c="4"/>{</text:p>
      <text:p text:style-name="P55"><text:s text:c="8"/>$time = new Time($this-&gt;Auth-&gt;user('date_of_birth'));</text:p>
      <text:p text:style-name="P55"><text:s text:c="8"/>if ($time-&gt;isToday()) {</text:p>
      <text:p text:style-name="P55"><text:s text:c="12"/>// Greet user with a happy birthday message</text:p>
      <text:p text:style-name="P55"><text:s text:c="12"/>$this-&gt;Flash-&gt;success(__('Happy birthday to you...'));</text:p>
      <text:p text:style-name="P55"><text:s text:c="8"/>}</text:p>
      <text:p text:style-name="P55"><text:s text:c="4"/>}</text:p>
      <text:p text:style-name="P56">}</text:p>
      <text:p text:style-name="P13">CakePHP usa Chronos para dar poder ao seu utilitário Timer. Qualquer coisa que você possa fazer com Chronos e DateTime você pode fazer com Time e Date:</text:p>
      <text:p text:style-name="P13"/>
      <text:p text:style-name="P14"><text:a xlink:type="simple" xlink:href="https://github.com/cakephp/chronos" text:style-name="Internet_20_link" text:visited-style-name="Visited_20_Internet_20_Link">https://github.com/cakephp/chronos</text:a></text:p>
      <text:p text:style-name="P15"><text:a xlink:type="simple" xlink:href="http://api.cakephp.org/chronos/1.0/" text:style-name="Internet_20_link" text:visited-style-name="Visited_20_Internet_20_Link">http://api.cakephp.org/chronos/1.0/</text:a> </text:p>
      <text:p text:style-name="P14"/>
      <text:p text:style-name="P16">Antes da versão 3.2 o CakePHP usava Carbon:</text:p>
      <text:p text:style-name="P17"><text:a xlink:type="simple" xlink:href="https://github.com/briannesbitt/Carbon" text:style-name="Internet_20_link" text:visited-style-name="Visited_20_Internet_20_Link">https://github.com/briannesbitt/Carbon</text:a></text:p>
      <text:p text:style-name="P17"/>
      <text:p text:style-name="P3"/>
      <text:p text:style-name="P3">Criando Instâncias de Time</text:p>
      <text:p text:style-name="P18"/>
      <text:p text:style-name="P18">Existem algumas maneiras de criar instâncias de Time:</text:p>
      <text:p text:style-name="P18"/>
      <text:p text:style-name="P45">use Cake\I18n\Time;</text:p>
      <text:p text:style-name="P55"/>
      <text:p text:style-name="P55">// Create from a string datetime.</text:p>
      <text:p text:style-name="P55">$time = Time::createFromFormat(</text:p>
      <text:p text:style-name="P55"><text:s text:c="4"/>'Y-m-d H:i:s',</text:p>
      <text:p text:style-name="P55"><text:s text:c="4"/>$datetime,</text:p>
      <text:p text:style-name="P55"><text:s text:c="4"/>'America/<text:span text:style-name="T1">Fortaleza</text:span>'</text:p>
      <text:p text:style-name="P55">);</text:p>
      <text:p text:style-name="P55"/>
      <text:p text:style-name="P55">// Create from a timestamp</text:p>
      <text:p text:style-name="P55">$time = Time::createFromTimestamp($ts);</text:p>
      <text:p text:style-name="P55"/>
      <text:p text:style-name="P55">// Get the current time.</text:p>
      <text:p text:style-name="P55">$time = Time::now();</text:p>
      <text:p text:style-name="P55"><text:soft-page-break/></text:p>
      <text:p text:style-name="P55">// Or just use 'new'</text:p>
      <text:p text:style-name="P55">$time = new Time('2014-01-10 11:11', 'America/New_York');</text:p>
      <text:p text:style-name="P55"/>
      <text:p text:style-name="P56">$time = new Time('2 hours ago');</text:p>
      <text:p text:style-name="P19">Mais:</text:p>
      <text:p text:style-name="P46">// Fixate time.</text:p>
      <text:p text:style-name="P55">$now = new Time('2014-04-12 12:22:30');</text:p>
      <text:p text:style-name="P55">Time::setTestNow($now);</text:p>
      <text:p text:style-name="P55"/>
      <text:p text:style-name="P55">// Returns '2014-04-12 12:22:30'</text:p>
      <text:p text:style-name="P55">$now = Time::now();</text:p>
      <text:p text:style-name="P55"/>
      <text:p text:style-name="P55">// Returns '2014-04-12 12:22:30'</text:p>
      <text:p text:style-name="P56">$now = Time::parse('now');</text:p>
      <text:p text:style-name="P4">Manipulação</text:p>
      <text:p text:style-name="P20"/>
      <text:p text:style-name="P20">Depois de criada a instância podemos manipular as instâncias de Time usando métodos setters.</text:p>
      <text:p text:style-name="P20"/>
      <text:p text:style-name="P20">$now = Time::now();</text:p>
      <text:p text:style-name="P20">$now-&gt;year(2016)</text:p>
      <text:p text:style-name="P20"><text:tab/>-&gt;month(08)</text:p>
      <text:p text:style-name="P20"><text:tab/>-&gt;day(31);</text:p>
      <text:p text:style-name="P20"/>
      <text:p text:style-name="P21">Também podemos usar os métodos providos pelo PHP embutidos na classe DateTime:</text:p>
      <text:p text:style-name="P21"/>
      <text:p text:style-name="P47">$now-&gt;setDate(2016, 08, 31);</text:p>
      <text:p text:style-name="P21"/>
      <text:p text:style-name="P22">Datas podem ser modificdas através da subtração e adição de seus componentes:</text:p>
      <text:p text:style-name="P22"/>
      <text:p text:style-name="P48">$now = Time::now();</text:p>
      <text:p text:style-name="P55">$now-&gt;subDays(5);</text:p>
      <text:p text:style-name="P55">$now-&gt;addMonth(1);</text:p>
      <text:p text:style-name="P55"/>
      <text:p text:style-name="P55">// Using strtotime strings.</text:p>
      <text:p text:style-name="P56">$now-&gt;modify('+5 days');</text:p>
      <text:p text:style-name="P23">Você pode receber os componentes internos da data acessando suas propriedades:</text:p>
      <text:p text:style-name="P23"/>
      <text:p text:style-name="P49">$now = Time::now();</text:p>
      <text:p text:style-name="P55">echo $now-&gt;year; // 2014</text:p>
      <text:p text:style-name="P55">echo $now-&gt;month; // 5</text:p>
      <text:p text:style-name="P55">echo $now-&gt;day; // 10</text:p>
      <text:p text:style-name="P56">echo $now-&gt;timezone; // America/<text:span text:style-name="T2">Fortaleza</text:span></text:p>
      <text:p text:style-name="P24">Também é permitido assinalar diretamente essas propriedades para modificar a data:</text:p>
      <text:p text:style-name="P24"/>
      <text:p text:style-name="P50">$time-&gt;year = 2015;</text:p>
      <text:p text:style-name="P56">$time-&gt;timezone = 'Europe/Paris';</text:p>
      <text:p text:style-name="P5">Formatando</text:p>
      <text:p text:style-name="P24"/>
      <text:p text:style-name="P24"><text:span text:style-name="Emphasis">static </text:span><text:span text:style-name="Teletype">Cake\I18n\Time::setJsonEncodeFormat</text:span><text:span text:style-name="T3">(</text:span><text:span text:style-name="Emphasis">$format</text:span><text:span text:style-name="T3">)</text:span> </text:p>
      <text:p text:style-name="P18"/>
      <text:p text:style-name="P25">O método configura o formato default usado quando convertendo um objeto para json:</text:p>
      <text:p text:style-name="P51"><text:soft-page-break/>Time::setJsonEncodeFormat('yyyy-MM-dd HH:mm:ss');</text:p>
      <text:p text:style-name="P26">Este método precisa ser chamado estaticamente.</text:p>
      <text:p text:style-name="P26"/>
      <text:p text:style-name="P26"><text:span text:style-name="Teletype">Cake\I18n\Time::i18nFormat</text:span><text:span text:style-name="T3">(</text:span><text:span text:style-name="Emphasis">$format = null</text:span>, <text:span text:style-name="Emphasis">$timezone = null</text:span>, <text:span text:style-name="Emphasis">$locale = null</text:span><text:span text:style-name="T3">)</text:span> </text:p>
      <text:p text:style-name="P26"/>
      <text:p text:style-name="P10">Algo bem comum a fazer com instâncias de Time é imprimir as datas formatadas. Veja:</text:p>
      <text:p text:style-name="P10"/>
      <text:p text:style-name="P52">$now = Time::parse('2014-10-31');</text:p>
      <text:p text:style-name="P55"/>
      <text:p text:style-name="P55">// Prints a localized datetime stamp.</text:p>
      <text:p text:style-name="P55">echo $now;</text:p>
      <text:p text:style-name="P55"/>
      <text:p text:style-name="P55">// Outputs '10/31/14, 12:00 AM' for the en-US locale</text:p>
      <text:p text:style-name="P55">$now-&gt;i18nFormat();</text:p>
      <text:p text:style-name="P55"/>
      <text:p text:style-name="P55">// Use the full date and time format</text:p>
      <text:p text:style-name="P55">$now-&gt;i18nFormat(\IntlDateFormatter::FULL);</text:p>
      <text:p text:style-name="P55"/>
      <text:p text:style-name="P55">// Use full date but short time format</text:p>
      <text:p text:style-name="P55">$now-&gt;i18nFormat([\IntlDateFormatter::FULL, \IntlDateFormatter::SHORT]);</text:p>
      <text:p text:style-name="P55"/>
      <text:p text:style-name="P55">// Outputs '2014-10-31 00:00:00'</text:p>
      <text:p text:style-name="P56">$now-&gt;i18nFormat('yyyy-MM-dd HH:mm:ss');</text:p>
      <text:p text:style-name="P6">Configurando o Locale Padrão e o Formato de String</text:p>
      <text:p text:style-name="P27"/>
      <text:p text:style-name="P53">// The same method exists on Date, FrozenDate, and FrozenTime</text:p>
      <text:p text:style-name="P56">Time::setDefaultLocale('<text:span text:style-name="T4">pt</text:span>-<text:span text:style-name="T4">BR</text:span>');</text:p>
      <text:p text:style-name="P7">Datas</text:p>
      <text:p text:style-name="P28"/>
      <text:p text:style-name="P28"><text:bookmark text:name="result_box"/><text:span text:style-name="T5">A classe Date no CakePHP implementa a mesma API e métodos que o Time\ I18n\. A principal diferença entre hora e data é que Data não acompanha componentes de tempo, e está sempre em UTC. Como um exemplo:</text:span> </text:p>
      <text:p text:style-name="P28"/>
      <text:p text:style-name="P54">use Cake\I18n\Date;</text:p>
      <text:p text:style-name="P55">$date = new Date('2015-06-15');</text:p>
      <text:p text:style-name="P55"/>
      <text:p text:style-name="P55">$date-&gt;modify('+2 hours');</text:p>
      <text:p text:style-name="P55">// Outputs 2015-06-15 00:00:00</text:p>
      <text:p text:style-name="P55">echo $date-&gt;format('Y-m-d H:i:s');</text:p>
      <text:p text:style-name="P55"/>
      <text:p text:style-name="P55">$date-&gt;modify('+36 hours');</text:p>
      <text:p text:style-name="P55">// Outputs 2015-06-15 00:00:00</text:p>
      <text:p text:style-name="P56">echo $date-&gt;format('Y-m-d H:i:s');</text:p>
      <text:p text:style-name="P28"/>
      <text:p text:style-name="P29">Mais em:</text:p>
      <text:p text:style-name="P29"><text:a xlink:type="simple" xlink:href="http://book.cakephp.org/3.0/en/views/helpers/time.html" text:style-name="Internet_20_link" text:visited-style-name="Visited_20_Internet_20_Link">http://book.cakephp.org/3.0/en/views/helpers/time.html</text:a> </text:p>
      <text:p text:style-name="P29"><text:a xlink:type="simple" xlink:href="http://book.cakephp.org/3.0/en/core-libraries/time.html" text:style-name="Internet_20_link" text:visited-style-name="Visited_20_Internet_20_Link">http://book.cakephp.org/3.0/en/core-libraries/time.html</text:a> </text:p>
      <text:p text:style-name="P29"><text:a xlink:type="simple" xlink:href="http://book.cakephp.org/3.0/en/core-libraries/internationalization-and-localization.html#parsing-localized-dates" text:style-name="Internet_20_link" text:visited-style-name="Visited_20_Internet_20_Link">http://book.cakephp.org/3.0/en/core-libraries/internationalization-and-localization.html#parsing-localized-dates</text:a> </text:p>
      <text:p text:style-name="P27"/>
      <text:p text:style-name="P27"/>
      <text:p text:style-name="P10"/>
      <text:p text:style-name="P31">Máscaras no CakePHP</text:p>
      <text:p text:style-name="P30"/>
      <text:p text:style-name="P30"/>
      <text:p text:style-name="P30">- Máscara na view index (CPF)</text:p>
      <text:p text:style-name="P30"/>
      <text:p text:style-name="P30">Enquanto não descubro uma função do Cake que faz isso...</text:p>
      <text:p text:style-name="P30"/>
      <text:p text:style-name="P30">O CPF é um campo texto mas constituido somente de números. A listagem (index.ctp) mostra a relação de números sem nenhuma formatação. Ajudaria se formatassemos usando uma máscara adequada para CPF, ajudaria a visualizar. Vamos fazer isso agora para a view Clientes/index.ctp:</text:p>
      <text:p text:style-name="P30"/>
      <text:p text:style-name="P30"/>
      <text:p text:style-name="P30">Substitua a linha</text:p>
      <text:p text:style-name="P30"><text:tab/><text:tab/>&lt;td&gt;&lt;?php echo h($cliente['Cliente']['cpf']); ?&gt;&amp;nbsp;&lt;/td&gt;</text:p>
      <text:p text:style-name="P30"/>
      <text:p text:style-name="P30">Por este código:</text:p>
      <text:p text:style-name="P30">&lt;?php </text:p>
      <text:p text:style-name="P30">$cpfmask1 = substr($cliente['Cliente']['cpf'], 0,3);</text:p>
      <text:p text:style-name="P30">$cpfmask2 = substr($cliente['Cliente']['cpf'], 3,3);</text:p>
      <text:p text:style-name="P30">$cpfmask3 = substr($cliente['Cliente']['cpf'], 6,3);</text:p>
      <text:p text:style-name="P30">$cpfmask4 = substr($cliente['Cliente']['cpf'], 9,2);</text:p>
      <text:p text:style-name="P30">$cpfmask = $cpfmask1.'.'.$cpfmask2.'.'.$cpfmask3.'-'.$cpfmask4</text:p>
      <text:p text:style-name="P30"><text:s/>?&gt;</text:p>
      <text:p text:style-name="P30"><text:tab/><text:tab/>&lt;td&gt;&lt;?php echo h($cpfmask); ?&gt;&amp;nbsp;&lt;/td&gt;</text:p>
      <text:p text:style-name="P30">Com isso a listagem mostrará o CPF com a sua máscara.</text:p>
      <text:p text:style-name="P30"/>
      <text:p text:style-name="P30"/>
      <text:p text:style-name="P30">- Máscara em formulários com jQuery</text:p>
      <text:p text:style-name="P30">Adicionando Máscaras com o plugin maskedinput do jQuery: </text:p>
      <text:p text:style-name="P30"/>
      <text:p text:style-name="P30">- Baixar o jQuery - http://jquery.com/ </text:p>
      <text:p text:style-name="P30"><text:tab/><text:tab/>Maskedinput - http://digitalbush.com/projects/masked-input-plugin/ </text:p>
      <text:p text:style-name="P30">- Renomear jQuery para jquery.js e maskedinput para jquery.maskedinput.js </text:p>
      <text:p text:style-name="P30">- Copiar ambos para app/webroot/js </text:p>
      <text:p text:style-name="P30">- Criar a referência para ambos em app/View/Layout/default.ctp ou outro layout, na seção head, assim: </text:p>
      <text:p text:style-name="P30"><text:tab/>echo $this-&gt;Html-&gt;script(array('jquery','jquery.maskedinput'));</text:p>
      <text:p text:style-name="P30">- Editar a view onde deseja a máscara e adicionar ao final: </text:p>
      <text:p text:style-name="P30"/>
      <text:p text:style-name="P30">&lt;script type="text/javascript"&gt; </text:p>
      <text:p text:style-name="P30"><text:s text:c="4"/>jQuery(document).ready(function($){ <text:s text:c="7"/></text:p>
      <text:p text:style-name="P30"><text:s text:c="8"/>$("#cpf").focus(); </text:p>
      <text:p text:style-name="P30"><text:s text:c="8"/>$("#cpf").mask("999.999.999-99"); </text:p>
      <text:p text:style-name="P30"><text:s text:c="4"/>}); </text:p>
      <text:p text:style-name="P30">&lt;/script&gt; </text:p>
      <text:p text:style-name="P30"/>
      <text:p text:style-name="P30">Ainda na mesma view edite o campo onde ficará a máscara: </text:p>
      <text:p text:style-name="P30"><text:tab/><text:tab/>echo $this-&gt;Form-&gt;input('cpf',array('label'=&gt;'CPF','id'=&gt;'cpf')); </text:p>
      <text:p text:style-name="P30">Crétidos: http://linguagensdeprogramacao.wordpress.com/2011/11/16/mascaras-com-cakephp/ </text:p>
      <text:p text:style-name="P30"/>
      <text:p text:style-name="P30">Quando customizamos um campo para exibir máscara, precisamos remover a máscara antes de mandar para o banco, especialmente campos numéricos.</text:p>
      <text:h text:style-name="P57" text:outline-level="2"><text:soft-page-break/>Projeto com GitHub e Packagist</text:h>
      <text:p text:style-name="P33"/>
      <text:p text:style-name="P33">Ainda tem um terceiro projeto encolvido, o Composer.<text:line-break/>O Composer funciona de forma transparente entre ambos</text:p>
      <text:p text:style-name="P33"><text:span text:style-name="Strong_20_Emphasis">Criando um arquivo compojer.json</text:span></text:p>
      <text:p text:style-name="P33">Projeto em PHP na dobradinha GitHub e Packagist</text:p>
      <text:p text:style-name="P33">Ainda tem um terceiro projeto encolvido, o Composer.<text:line-break/>O Composer funciona de forma transparente entre ambos</text:p>
      <text:p text:style-name="P33"><text:span text:style-name="Strong_20_Emphasis">GitHub</text:span><text:line-break/>- Criar conta<text:line-break/>- Criar novo repositório<text:line-break/>- Enviar código fonte para o repositório<text:line-break/><text:line-break/><text:span text:style-name="T6">1) Crie seu projeto em PHP</text:span><text:line-break/>- Use um código existente<text:line-break/>- Crie um novo<text:line-break/>- Faça um fork de algum projeto do GitHub e customise</text:p>
      <text:p text:style-name="P33"/>
      <text:p text:style-name="P33"><text:span text:style-name="T6">2) Criando a estrutura do seu projeto</text:span><text:line-break/> <text:s text:c="3"/>2.1) cd /var/www/html<text:line-break/> <text:s text:c="8"/>mkdir meu-projeto<text:line-break/> <text:s text:c="8"/>cd meu-projeto<text:line-break/> <text:s text:c="8"/>composer init</text:p>
      <text:p text:style-name="P33"><text:span text:style-name="Strong_20_Emphasis">Responder as perguntas</text:span></text:p>
      <text:p text:style-name="P33">Package name (&lt;vendor&gt;/&lt;name&gt;) [ribafs/meu-projeto]: (apenas tecle enter para aceitar)</text:p>
      <text:p text:style-name="P33">Description []: Meu Primeiro projeto com o Packageist</text:p>
      <text:p text:style-name="P33">Author [, n to skip]: Ribamar FS &lt;ribafs@gmail.com&gt; <text:s text:c="3"/></text:p>
      <text:p text:style-name="P33">Minimum Stability []: dev<text:line-break/>Opções: dev, alpha, beta, RC ou stable</text:p>
      <text:p text:style-name="P33">Package Type (e.g. library, project, metapackage, composer-plugin) []: project</text:p>
      <text:p text:style-name="P33">License []: MIT</text:p>
      <text:p text:style-name="P33">Define your dependencies.</text:p>
      <text:p text:style-name="P33">Would you like to define your dependencies (require) interactively [yes]? no<text:line-break/>(Nesta primeira etapa - no)</text:p>
      <text:p text:style-name="P33"/>
      <text:p text:style-name="P42">Would you like to define your dev dependencies (require-dev) interactively [yes]? no</text:p>
      <text:p text:style-name="P33">{<text:line-break/> <text:s text:c="3"/>"name": "ribafs/meu-projeto",<text:line-break/> <text:s text:c="3"/>"description": "Meu Primeiro projeto com o Packageist",<text:line-break/> <text:s text:c="3"/>"type": "project",<text:line-break/> <text:s text:c="3"/>"license": "MIT",<text:line-break/> <text:s text:c="3"/>"authors": [<text:line-break/> <text:s text:c="7"/>{<text:line-break/> <text:s text:c="11"/>"name": "Ribamar FS",<text:line-break/> <text:s text:c="11"/>"email": "ribafs@gmail.com"<text:line-break/> <text:s text:c="7"/>}<text:line-break/> <text:s text:c="3"/>],<text:line-break/> <text:s text:c="3"/>"minimum-stability": "dev",<text:line-break/> <text:s text:c="3"/>"require": {}<text:line-break/>}</text:p>
      <text:p text:style-name="P33">Do you confirm generation [yes]?</text:p>
      <text:p text:style-name="P33"><text:span text:style-name="Strong_20_Emphasis">Concluído</text:span></text:p>
      <text:p text:style-name="P33">Referência sobre o composer - https://getcomposer.org/doc/04-schema.md</text:p>
      <text:p text:style-name="P33">A estrutura do projeto deve ficar assim (sugestão/recomendação):</text:p>
      <text:p text:style-name="P33">/meu-projeto<text:line-break/> <text:s text:c="3"/>/src (código fonte do meu projeto) <text:s text:c="3"/><text:line-break/> <text:s text:c="3"/>/vendor (diretório criado pelo Composer para armazenar as dependências)<text:line-break/> <text:s text:c="3"/>composer.json<text:line-break/> <text:s text:c="3"/>README.md<text:line-break/> <text:s text:c="3"/>index.php</text:p>
      <text:p text:style-name="P33"/>
      <text:p text:style-name="P33"><text:span text:style-name="T6">3) Abrigar meu-projeto no GitHub</text:span><text:line-break/> <text:s text:c="3"/>- Criar uma conta no GitHub - https://github.com/<text:line-break/> <text:s text:c="3"/>- Criar um repositório para meu-projeto</text:p>
      <text:p text:style-name="P33"><text:span text:style-name="Strong_20_Emphasis">Adicionar uma chave SSH</text:span></text:p>
      <text:p text:style-name="P33"><text:span text:style-name="Strong_20_Emphasis">Em seu desktop Linux execute:</text:span></text:p>
      <text:p text:style-name="P33">cd<text:line-break/>ssh-keygen -t rsa -b 4096 -C "contato@ribafs.org"<text:line-break/>Enter<text:line-break/>Enter<text:line-break/>Enter</text:p>
      <text:p text:style-name="P33">Checando a senha<text:line-break/>ls -al ~/.ssh</text:p>
      <text:p text:style-name="P33"><text:soft-page-break/><text:span text:style-name="Strong_20_Emphasis">Capturando o hash da senha</text:span></text:p>
      <text:p text:style-name="P33">cat ~/.ssh/id_rsa.pub</text:p>
      <text:p text:style-name="P33">Copie a chave mostrada desde ssh-rsa ... até seu e-mail, incluso.</text:p>
      <text:p text:style-name="P33">Vá ate'o GitHub, faça login e clique acima em sua foto e Settings<text:line-break/>SSH and GPG keys<text:line-break/>New SSH key</text:p>
      <text:p text:style-name="P33">Entre com um Title (Residência)</text:p>
      <text:p text:style-name="P33">E cole na caixa Key abaixo</text:p>
      <text:p text:style-name="P33">E clique em Add SSH key</text:p>
      <text:p text:style-name="P33">Ao criar um repositório no GitHub ele recebe o estágio de desenvolvimento, com um nome:<text:line-break/>master-dev</text:p>
      <text:p text:style-name="P33">Nesta fase informamos no composer.json assim:<text:line-break/> <text:s text:c="3"/>"minimum-stability": "dev",</text:p>
      <text:p text:style-name="P33">Quando considerarmos que já está usável e queremos oferecer para o mundo, então</text:p>
      <text:p text:style-name="P33">distribuimos assim:<text:line-break/>composer require ribafs/cake-control:dev-master</text:p>
      <text:p text:style-name="P33">Ou<text:line-break/>editando o composer.json do raiz do aplicativo para adicionar a linha abaixo na seção require:<text:line-break/> <text:s text:c="7"/>"ribafs/cake-control": "master-dev"</text:p>
      <text:p text:style-name="P33">No Packagist ele aparece como<text:line-break/>dev-master</text:p>
      <text:p text:style-name="P33">Quando considerar que o projeto está estável crie um Release e dê um número para o mesmo.<text:line-break/>Agora pode oferecer duas versões: a estável e a em desenvolvimento, assim:</text:p>
      <text:p text:style-name="P33">Dev<text:line-break/>composer require ribafs/cake-control:dev-master</text:p>
      <text:p text:style-name="P33">Estável<text:line-break/>composer require ribafs/cake-control-twbs</text:p>
      <text:p text:style-name="P33">Depois que configuramos o Packagist e sincrinizamos as atualizações somente precisamos interagir com<text:line-break/>nosso código no GitHub, o Packagist e o Composer ficam transparentes.</text:p>
      <text:p text:style-name="P33"/>
      <text:p text:style-name="P42"><text:span text:style-name="T6">4)</text:span> <text:span text:style-name="Strong_20_Emphasis">Enviar meu-projeto para o repositório do GitHub</text:span><text:line-break/> <text:s text:c="3"/>cd /var/www/html/meu-projeto</text:p>
      <text:p text:style-name="P33">git config --global user.email "contato@ribafs.org"<text:line-break/>git config --global user.name "Ribamar FS"<text:line-break/>git init<text:line-break/>git add .<text:line-break/>git commit -m "Primeiro commit"<text:line-break/>git remote add origin git@github.com:ribafs/cake-control.git<text:line-break/>git push -f origin master</text:p>
      <text:p text:style-name="P33">Para enviar novamente após alterações<text:line-break/>remover a pasta .git<text:line-break/>e repetir os passos acima</text:p>
      <text:p text:style-name="P33">O projeto está agora hospedado no GitHub e pronto para ser abrigado pelo Packagist.</text:p>
      <text:p text:style-name="P33"/>
      <text:p text:style-name="P33"><text:span text:style-name="T6">5) </text:span><text:span text:style-name="Strong_20_Emphasis">Criando o Pacote no Packagist</text:span></text:p>
      <text:p text:style-name="P33">Acesse https://packagist.org/<text:line-break/>Crie uma conta<text:line-break/>Faça login<text:line-break/>Clique em Submit a Package</text:p>
      <text:p text:style-name="P33">Cole a linha a seguir, lembrando que o nome do pacote deve ser em minúsculas, palavras compostas separadas por hífen:</text:p>
      <text:p text:style-name="P33">git@github.com:ribafs/cake-control.git</text:p>
      <text:p text:style-name="P33">E clique em Check</text:p>
      <text:p text:style-name="P33">Se retornar correto aceite e faça o submit</text:p>
      <text:p text:style-name="P33"/>
      <text:p text:style-name="P33"><text:span text:style-name="T6">6)</text:span> <text:span text:style-name="Strong_20_Emphasis">Atualizações</text:span></text:p>
      <text:p text:style-name="P33">Cada vez que atualizar o projeto no GitHub precisa atualizar no Packageist<text:line-break/>- Vá para sua conta no packagist<text:line-break/>- Settings<text:line-break/>- My Packages<text:line-break/>- Clique no projeto<text:line-break/>- Clique em Update (botão verde)</text:p>
      <text:p text:style-name="P33"><text:span text:style-name="Strong_20_Emphasis">Para tornar automáticas as atualizações</text:span><text:line-break/>- Vá para seu repositório no GitHub<text:line-break/>- Clique em Settings<text:line-break/>- Integration &amp; services<text:line-break/> <text:s text:c="3"/>- Services - Add service - packagist <text:s text:c="3"/><text:line-break/> <text:s text:c="3"/>- User - ribafs<text:line-break/><text:soft-page-break/> <text:s text:c="3"/>- Token - o token da sua API (Acesse o site do packagist - login - Profile e copie o token gerado e cole aqui)<text:line-break/> <text:s text:c="3"/>- Domain - packagist.org<text:line-break/> <text:s text:c="3"/>- Marque Active<text:line-break/> <text:s text:c="3"/>Clique em Update service abaixo<text:line-break/> <text:s text:c="3"/>Clique acima e à direita em Test service<text:line-break/> <text:s text:c="3"/>Caso receba a mensagem "Okay, the test payload is on its way." já poderá ir ao Packagist e abrir seu projeto que não<text:line-break/> <text:s text:c="3"/>mais aparecerá a mensagem de que precisa atualizar.</text:p>
      <text:p text:style-name="P33">Agora as atualizações foram automatizadas.</text:p>
      <text:p text:style-name="P33">Você está pronto para compartilhar seu projeto com o mundo.</text:p>
      <text:p text:style-name="P33">Para instalar um plugin (ex.: cake-control), crie um aplicativo em Cake com composer</text:p>
      <text:p text:style-name="P33">cd aplicativo<text:line-break/>composer require ribafs/cake-control</text:p>
      <text:p text:style-name="P33">Mas, desta forma somente será possível após criar um release do projeto no GitHub.<text:line-break/>Enquanto não conclue satisfatoriamente seu projeto, poderá divulgar para testes assim:</text:p>
      <text:p text:style-name="P33">Editar o composer.json:</text:p>
      <text:p text:style-name="P33">Adicionar na seção require-dev a linha</text:p>
      <text:p text:style-name="P33"><text:s text:c="4"/>"require-dev": {<text:line-break/> <text:s text:c="7"/>"psy/psysh": "@stable",<text:line-break/> <text:s text:c="7"/>"cakephp/debug_kit": "~3.2",<text:line-break/> <text:s text:c="7"/>"cakephp/bake": "~1.1",<text:line-break/> <text:s text:c="7"/>"ribafs/cake-control": "master-dev"<text:line-break/> <text:s text:c="3"/>},</text:p>
      <text:p text:style-name="P33">Depois executar:</text:p>
      <text:p text:style-name="P33">composer update</text:p>
      <text:p text:style-name="P33">Ou então diretamente para linha de comando:</text:p>
      <text:p text:style-name="P33">composer require ribafs/cake-control:dev-master</text:p>
      <text:p text:style-name="P33"><text:line-break/><text:span text:style-name="Strong_20_Emphasis">Como remover plugin:</text:span></text:p>
      <text:p text:style-name="P33">Removível somente se bem inicialmente.</text:p>
      <text:p text:style-name="P33">composer remove cakephp/localized</text:p>
      <text:p text:style-name="P33">Remover manualmente a linha no bootstrap.php e todo o código adicionado ao vendor<text:line-break/>além da linha respectiva no composer.json</text:p>
      <text:p text:style-name="P33"/>
      <text:p text:style-name="P42"><text:span text:style-name="Strong_20_Emphasis">Referências:</text:span></text:p>
      <text:p text:style-name="P33">Composer - <text:a xlink:type="simple" xlink:href="https://getcomposer.org/doc/03-cli.md" text:style-name="Internet_20_link" text:visited-style-name="Visited_20_Internet_20_Link">https://getcomposer.org/doc/03-cli.md</text:a> <text:line-break/><text:a xlink:type="simple" xlink:href="http://blog.jgrossi.com/2013/creating-your-first-composer-packagist-package/" text:style-name="Internet_20_link" text:visited-style-name="Visited_20_Internet_20_Link">http://blog.jgrossi.com/2013/creating-your-first-composer-packagist-package/</text:a> <text:line-break/>Markdown tutorial - <text:a xlink:type="simple" xlink:href="http://www.markdowntutorial.com/" text:style-name="Internet_20_link" text:visited-style-name="Visited_20_Internet_20_Link">http://www.markdowntutorial.com/</text:a> <text:s/>(a linguagem usada pelo GitHub) </text:p>
      <text:p text:style-name="P32"><text:span text:style-name="T6">Dicas úteis</text:span><text:line-break/><text:a xlink:type="simple" xlink:href="https://gist.github.com/" text:style-name="Internet_20_link" text:visited-style-name="Visited_20_Internet_20_Link">https://gist.github.com/</text:a> </text:p>
      <text:p text:style-name="P32"/>
      <text:p text:style-name="P35">Criação de plugins para o CakePHP3</text:p>
      <text:p text:style-name="P34"/>
      <text:p text:style-name="P34">comp app_control</text:p>
      <text:p text:style-name="P34"/>
      <text:p text:style-name="P34">Criar um plugin:</text:p>
      <text:p text:style-name="P34">cd app_control</text:p>
      <text:p text:style-name="P34">bin/cake bake plugin AdminApp</text:p>
      <text:p text:style-name="P34"/>
      <text:p text:style-name="P34">Carregar o plugin no bootstrap.php:</text:p>
      <text:p text:style-name="P34">bin/cake plugin load AdminApp</text:p>
      <text:p text:style-name="P34"/>
      <text:p text:style-name="P34">Estrutura de um plugin:</text:p>
      <text:p text:style-name="P34"/>
      <text:p text:style-name="P34">/src</text:p>
      <text:p text:style-name="P34">/plugins</text:p>
      <text:p text:style-name="P34"><text:s text:c="4"/>/ContactManager</text:p>
      <text:p text:style-name="P34"><text:s text:c="8"/>/config</text:p>
      <text:p text:style-name="P34"><text:s text:c="8"/>/src</text:p>
      <text:p text:style-name="P34"><text:s text:c="12"/>/Controller</text:p>
      <text:p text:style-name="P34"><text:s text:c="16"/>/Component</text:p>
      <text:p text:style-name="P34"><text:s text:c="12"/>/Model</text:p>
      <text:p text:style-name="P34"><text:s text:c="16"/>/Table</text:p>
      <text:p text:style-name="P34"><text:s text:c="16"/>/Entity</text:p>
      <text:p text:style-name="P34"><text:s text:c="16"/>/Behavior</text:p>
      <text:p text:style-name="P34"><text:s text:c="12"/>/View</text:p>
      <text:p text:style-name="P34"><text:soft-page-break/><text:s text:c="16"/>/Helper</text:p>
      <text:p text:style-name="P34"><text:s text:c="12"/>/Template</text:p>
      <text:p text:style-name="P34"><text:s text:c="16"/>/Layout</text:p>
      <text:p text:style-name="P34"><text:s text:c="8"/>/tests</text:p>
      <text:p text:style-name="P34"><text:s text:c="12"/>/TestCase</text:p>
      <text:p text:style-name="P34"><text:s text:c="12"/>/Fixture</text:p>
      <text:p text:style-name="P34"><text:s text:c="8"/>/webroot</text:p>
      <text:p text:style-name="P34"><text:s text:c="8"/></text:p>
      <text:p text:style-name="P34">Criando um controller para o plugin:</text:p>
      <text:p text:style-name="P34"/>
      <text:p text:style-name="P34">bin/cake bake controller --plugin AdminApp Groups</text:p>
      <text:p text:style-name="P34">bin/cake bake controller --plugin AdminApp Users</text:p>
      <text:p text:style-name="P34">bin/cake bake controller --plugin AdminApp Permissions</text:p>
      <text:p text:style-name="P34"/>
      <text:p text:style-name="P34">Criando um componente:</text:p>
      <text:p text:style-name="P34">bin/cake bake component --plugin AdminApp Control</text:p>
      <text:p text:style-name="P34"/>
      <text:p text:style-name="P34">Criar o banco e configurar no app.php e o routes para Groups/index</text:p>
      <text:p text:style-name="P34"/>
      <text:p text:style-name="P34">Criando um model para o plugin:</text:p>
      <text:p text:style-name="P34">bin/cake bake model --plugin AdminApp Groups</text:p>
      <text:p text:style-name="P34">bin/cake bake model --plugin AdminApp Users</text:p>
      <text:p text:style-name="P34">bin/cake bake model --plugin AdminApp Permissions</text:p>
      <text:p text:style-name="P34"/>
      <text:p text:style-name="P34">Criando templates para o plugin:</text:p>
      <text:p text:style-name="P34">bin/cake bake template --plugin AdminApp Groups</text:p>
      <text:p text:style-name="P34">bin/cake bake template --plugin AdminApp Users</text:p>
      <text:p text:style-name="P34">bin/cake bake template --plugin AdminApp Permissions</text:p>
      <text:p text:style-name="P34"/>
      <text:p text:style-name="P34">Criando a view login.ctp para o plugin:</text:p>
      <text:p text:style-name="P34">bin/cake bake template --plugin AdminApp Users login</text:p>
      <text:p text:style-name="P34"><text:soft-page-break/></text:p>
      <text:p text:style-name="P34">Chamando o plugin pelo navegador:</text:p>
      <text:p text:style-name="P34">http://localhost/app_control/admin-app/groups</text:p>
      <text:p text:style-name="P34"/>
      <text:p text:style-name="P34">Dica: Sempre que criar um plugin regere o autoloader:</text:p>
      <text:p text:style-name="P34">php composer.phar dumpautoload</text:p>
      <text:p text:style-name="P34"/>
      <text:p text:style-name="P34">O routes é criado automaticamente.</text:p>
      <text:p text:style-name="P34"/>
      <text:p text:style-name="P34">Criar um helper para o plugin:</text:p>
      <text:p text:style-name="P34">bin/cake bake helper --plugin MeuHelper</text:p>
      <text:p text:style-name="P34"/>
      <text:p text:style-name="P34">Criando um Behaviour para o plugin:</text:p>
      <text:p text:style-name="P34">bin/cake bake behavior --plugin MeuBehavior</text:p>
      <text:p text:style-name="P34"/>
      <text:p text:style-name="P34">Routes</text:p>
      <text:p text:style-name="P34">Router::scope('/adminapp', ['plugin' =&gt; 'AdminApp'], function ($routes) {</text:p>
      <text:p text:style-name="P34"><text:s text:c="4"/>$routes-&gt;fallbacks();</text:p>
      <text:p text:style-name="P34">});</text:p>
      <text:p text:style-name="P34"/>
      <text:p text:style-name="P36">Implementação de busca no CakePHP 3</text:p>
      <text:p text:style-name="P38"/>
      <text:p text:style-name="P38">Adaptação de:</text:p>
      <text:p text:style-name="P38"><text:a xlink:type="simple" xlink:href="http://www.tayron.com.br/blog/121/criando-um-formulario-de-pesquisa-com-cakephp3" text:style-name="Internet_20_link" text:visited-style-name="Visited_20_Internet_20_Link">http://www.tayron.com.br/blog/121/criando-um-formulario-de-pesquisa-com-cakephp3</text:a> </text:p>
      <text:p text:style-name="P38"/>
      <text:p text:style-name="P38">O exemplo aqui apresentado foi com um aplicativo criado através do bake.</text:p>
      <text:p text:style-name="P38">Apenas duas tabelas:</text:p>
      <text:p text:style-name="P38"/>
      <text:p text:style-name="P38"/>
      <text:p text:style-name="P43">CREATE TABLE IF NOT EXISTS `groups` (</text:p>
      <text:p text:style-name="P38"><text:s text:c="2"/>`id` int(11) NOT NULL AUTO_INCREMENT,</text:p>
      <text:p text:style-name="P38"><text:s text:c="2"/>`name` varchar(100) NOT NULL,</text:p>
      <text:p text:style-name="P38"><text:s text:c="2"/>`created` datetime DEFAULT NULL,</text:p>
      <text:p text:style-name="P38"><text:s text:c="2"/>`modified` datetime DEFAULT NULL,</text:p>
      <text:p text:style-name="P38"><text:s text:c="2"/>PRIMARY KEY (`id`)</text:p>
      <text:p text:style-name="P38">);</text:p>
      <text:p text:style-name="P38"/>
      <text:p text:style-name="P38">CREATE TABLE IF NOT EXISTS `users` (</text:p>
      <text:p text:style-name="P38"><text:s text:c="2"/>`id` int(11) NOT NULL AUTO_INCREMENT,</text:p>
      <text:p text:style-name="P38"><text:s text:c="2"/>`username` varchar(255) NOT NULL,</text:p>
      <text:p text:style-name="P38"><text:s text:c="2"/>`password` char(255) NOT NULL,</text:p>
      <text:p text:style-name="P38"><text:s text:c="2"/>`group_id` int(11) NOT NULL,</text:p>
      <text:p text:style-name="P38"><text:s text:c="2"/>`created` datetime DEFAULT NULL,</text:p>
      <text:p text:style-name="P38"><text:s text:c="2"/>`modified` datetime DEFAULT NULL,</text:p>
      <text:p text:style-name="P38"><text:s text:c="2"/>PRIMARY KEY (`id`),</text:p>
      <text:p text:style-name="P38"><text:s text:c="2"/>UNIQUE KEY `username` (`username`)</text:p>
      <text:p text:style-name="P38">);</text:p>
      <text:p text:style-name="P38"/>
      <text:p text:style-name="P38">Banco - busca</text:p>
      <text:p text:style-name="P38">Diretório - busca</text:p>
      <text:p text:style-name="P38"/>
      <text:p text:style-name="P38">Os dados do formulário deve ser enviado via query string (get).</text:p>
      <text:p text:style-name="P38">E a action do formulário deve sempre apontas para o método index, exemplo: </text:p>
      <text:p text:style-name="P38">www.site.com.br/users/index.</text:p>
      <text:p text:style-name="P38"/>
      <text:p text:style-name="P38">View Users/index.ctp</text:p>
      <text:p text:style-name="P38"/>
      <text:p text:style-name="P38">Entendido as duas regras acima vamos criar nosso formulário na nossa view</text:p>
      <text:p text:style-name="P38">antes da tag &lt;table&gt;:</text:p>
      <text:p text:style-name="P38"/>
      <text:p text:style-name="P38"><text:soft-page-break/>&lt;?php</text:p>
      <text:p text:style-name="P38"><text:s text:c="4"/>echo $this-&gt;Form-&gt;create(null, ['type' =&gt; 'get']);</text:p>
      <text:p text:style-name="P38"><text:tab/> <text:s text:c="3"/></text:p>
      <text:p text:style-name="P38"><text:s text:c="4"/>echo $this-&gt;Form-&gt;input('search', </text:p>
      <text:p text:style-name="P38"><text:tab/>['class' =&gt; 'form-control', 'label' =&gt; false, </text:p>
      <text:p text:style-name="P38"><text:tab/>'placeholder' =&gt; 'Digite o username', </text:p>
      <text:p text:style-name="P38"><text:tab/>'value' =&gt; $this-&gt;request-&gt;query('search')]);</text:p>
      <text:p text:style-name="P38"><text:tab/> <text:s text:c="3"/></text:p>
      <text:p text:style-name="P38"><text:s text:c="4"/>echo $this-&gt;Form-&gt;button('Pesquisar');</text:p>
      <text:p text:style-name="P38"><text:s text:c="4"/>echo $this-&gt;Form-&gt;end();</text:p>
      <text:p text:style-name="P38">?&gt;</text:p>
      <text:p text:style-name="P38"/>
      <text:p text:style-name="P38">&lt;hr /&gt;</text:p>
      <text:p text:style-name="P38"/>
      <text:p text:style-name="P38">Substitua o método index() existente do Controller/UserController.php por:</text:p>
      <text:p text:style-name="P38"/>
      <text:p text:style-name="P38">public function index()</text:p>
      <text:p text:style-name="P38">{</text:p>
      <text:p text:style-name="P38"><text:s text:c="4"/>$this-&gt;paginate = [</text:p>
      <text:p text:style-name="P38"><text:s text:c="8"/>'contain' =&gt; ['Groups'],</text:p>
      <text:p text:style-name="P38"><text:s text:c="8"/>'conditions' =&gt; ['and' =&gt; [</text:p>
      <text:p text:style-name="P38"><text:s text:c="12"/>//'Users.people like' =&gt; '%' . $this-&gt;request-&gt;query('search') . '%',</text:p>
      <text:p text:style-name="P38"><text:s text:c="12"/>'Users.username like' =&gt; '%' . $this-&gt;request-&gt;query('search') . '%'</text:p>
      <text:p text:style-name="P38"><text:s text:c="8"/>]],</text:p>
      <text:p text:style-name="P38"><text:s text:c="8"/>'order' =&gt; ['Users.id' =&gt; 'DESC' ]</text:p>
      <text:p text:style-name="P38"><text:s text:c="4"/>];</text:p>
      <text:p text:style-name="P38"><text:s text:c="8"/></text:p>
      <text:p text:style-name="P38"><text:s text:c="4"/>$this-&gt;set('users', $this-&gt;paginate($this-&gt;Users));</text:p>
      <text:p text:style-name="P38"><text:s text:c="4"/>$this-&gt;set('_serialize', ['users']);</text:p>
      <text:p text:style-name="P38">}</text:p>
      <text:p text:style-name="P39">Implementada no Plugin <text:a xlink:type="simple" xlink:href="https://github.com/ribafs/cake-control-br" text:style-name="Internet_20_link" text:visited-style-name="Visited_20_Internet_20_Link">https://github.com/ribafs/cake-control-br</text:a> </text:p>
      <text:p text:style-name="P37"><text:soft-page-break/>Implementação do Plugin acima, que facilita e muito a criação de aplicativos:</text:p>
      <text:p text:style-name="P40"><text:a xlink:type="simple" xlink:href="https://ribafs.github.io/cakephp/cakecontrolbr.html" text:style-name="Internet_20_link" text:visited-style-name="Visited_20_Internet_20_Link">https://ribafs.github.io/cakephp/cakecontrolbr.html</text:a></text:p>
      <text:p text:style-name="P41">Complementando</text:p>
      <text:p text:style-name="P41"><text:a xlink:type="simple" xlink:href="https://ribafs.github.io/cakephp/cake-control.pdf" text:style-name="Internet_20_link" text:visited-style-name="Visited_20_Internet_20_Link">https://ribafs.github.io/cakephp/cake-control.pdf</text:a></text:p>
      <text:p text:style-name="P41"><text:a xlink:type="simple" xlink:href="https://ribafs.github.io/cakephp/cake-control-br.pdf" text:style-name="Internet_20_link" text:visited-style-name="Visited_20_Internet_20_Link">https://ribafs.github.io/cakephp/cake-control-br.pdf</text:a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3:48:19.637275021</meta:creation-date>
    <dc:date>2017-04-24T13:56:34.854618014</dc:date>
    <meta:editing-duration>PT8M1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5" meta:paragraph-count="342" meta:word-count="2045" meta:character-count="16033" meta:non-whitespace-character-count="13575"/>
  </office:meta>
</office:document-meta>
</file>